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b29f6" officeooo:paragraph-rsid="000b29f6" style:font-size-asian="16pt" style:font-size-complex="16pt"/>
    </style:style>
    <style:style style:name="P2" style:family="paragraph" style:parent-style-name="Text_20_body">
      <style:text-properties fo:font-size="16pt" officeooo:paragraph-rsid="000b29f6" style:font-size-asian="16pt" style:font-size-complex="16pt"/>
    </style:style>
    <style:style style:name="T1" style:family="text">
      <style:text-properties officeooo:rsid="000b29f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guide for lender app:</text:p>
      <text:p text:style-name="P1"/>
      <text:p text:style-name="P2"><text:span text:style-name="T1">Sign up: The first step for both borrowers and lenders is to create an account on your platform. This will typically involve providing some personal and contact information, as well as creating a username and password.</text:span></text:p>
      <text:p text:style-name="P2">Borrower profile: Borrowers should create a profile that includes information about their financial situation, including their credit score, income, and debt. This will help lenders understand the borrower's creditworthiness and ability to repay the loan.</text:p>
      <text:p text:style-name="P2">Lender profile: Lenders should create a profile that includes information about their investment preferences and risk tolerance. This will help borrowers understand the types of loans that the lender<text:span text:style-name="T1">s</text:span> <text:span text:style-name="T1">are</text:span> interested in funding.</text:p>
      <text:p text:style-name="P2">Loan terms: <text:span text:style-name="T1">Users that request loans</text:span> can <text:span text:style-name="T1">choose</text:span> the terms of the loan, including the amount, interest rate, repayment schedule.</text:p>
      <text:p text:style-name="P2">Loan agreement: Once the loan terms have been agreed upon, the borrower and lender should sign a loan agreement that outlines the terms of the loan. This agreement should be kept on file in case of any disputes that may arise.</text:p>
      <text:p text:style-name="P2">Repayment: The borrower should make timely payments according to the terms of the loan agreement. Lenders can monitor the borrower's repayment status on the platform, and borrowers can use the platform to make payments and communicate with the lender.</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05:33:22.941848917</meta:creation-date>
    <dc:date>2022-12-28T05:38:48.946390827</dc:date>
    <meta:editing-duration>PT5M26S</meta:editing-duration>
    <meta:editing-cycles>1</meta:editing-cycles>
    <meta:document-statistic meta:table-count="0" meta:image-count="0" meta:object-count="0" meta:page-count="1" meta:paragraph-count="7" meta:word-count="209" meta:character-count="1330" meta:non-whitespace-character-count="1128"/>
    <meta:generator>LibreOffice/7.4.2.3$Linux_X86_64 LibreOffice_project/40$Build-3</meta:generator>
  </office:meta>
</office:document-meta>
</file>